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URW Gothic L"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automatic-styles>
    <style:style style:name="P1"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2" style:family="paragraph" style:parent-style-name="Default">
      <style:paragraph-properties fo:text-align="justify" style:justify-single-word="false"/>
      <style:text-properties fo:font-size="10pt" fo:font-weight="bold" officeooo:paragraph-rsid="000c180b" style:font-size-asian="10pt" style:font-weight-asian="bold" style:font-size-complex="10pt" style:font-weight-complex="bold"/>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style>
    <style:style style:name="P4" style:family="paragraph" style:parent-style-name="Default">
      <style:paragraph-properties fo:text-align="justify" style:justify-single-word="false"/>
      <style:text-properties fo:font-size="10pt" fo:font-weight="bold" style:font-name-asian="Arial" style:font-size-asian="10pt" style:font-weight-asian="bold" style:font-size-complex="10pt"/>
    </style:style>
    <style:style style:name="P5" style:family="paragraph" style:parent-style-name="Default">
      <style:text-properties fo:font-size="10pt" style:font-size-asian="10pt" style:font-size-complex="10pt"/>
    </style:style>
    <style:style style:name="P6" style:family="paragraph" style:parent-style-name="Default">
      <style:paragraph-properties fo:text-align="justify" style:justify-single-word="false"/>
      <style:text-properties fo:font-size="10pt" style:font-size-asian="10pt" style:font-size-complex="10pt"/>
    </style:style>
    <style:style style:name="P7" style:family="paragraph" style:parent-style-name="Default">
      <style:paragraph-properties fo:text-align="justify" style:justify-single-word="false">
        <style:tab-stops>
          <style:tab-stop style:position="10.042cm"/>
        </style:tab-stops>
      </style:paragraph-properties>
      <style:text-properties fo:font-size="10pt" style:font-size-asian="10pt" style:font-size-complex="10pt"/>
    </style:style>
    <style:style style:name="P8" style:family="paragraph" style:parent-style-name="Default">
      <style:paragraph-properties fo:text-align="justify" style:justify-single-word="false"/>
      <style:text-properties fo:font-size="10pt" officeooo:paragraph-rsid="00128637" style:font-size-asian="10pt" style:font-size-complex="10pt"/>
    </style:style>
    <style:style style:name="P9" style:family="paragraph" style:parent-style-name="Default">
      <style:paragraph-properties fo:text-align="justify" style:justify-single-word="false"/>
    </style:style>
    <style:style style:name="P10" style:family="paragraph" style:parent-style-name="Default">
      <style:paragraph-properties fo:text-align="justify" style:justify-single-word="false"/>
      <style:text-properties officeooo:paragraph-rsid="0010bf1c"/>
    </style:style>
    <style:style style:name="P11" style:family="paragraph" style:parent-style-name="Text_20_body">
      <style:text-properties style:font-name="Arial" fo:font-size="10pt" style:font-size-asian="10pt" style:font-name-complex="Arial" style:font-size-complex="10pt"/>
    </style:style>
    <style:style style:name="P12" style:family="paragraph" style:parent-style-name="Text_20_body">
      <style:text-properties officeooo:paragraph-rsid="00147ab7"/>
    </style:style>
    <style:style style:name="P13" style:family="paragraph" style:parent-style-name="Default">
      <style:paragraph-properties fo:text-align="justify" style:justify-single-word="false"/>
      <style:text-properties fo:font-size="10pt" style:font-size-asian="10pt" style:font-size-complex="10pt"/>
    </style:style>
    <style:style style:name="P14" style:family="paragraph" style:parent-style-name="Default">
      <style:paragraph-properties fo:text-align="justify" style:justify-single-word="false"/>
      <style:text-properties fo:font-size="10pt" officeooo:rsid="000eaa38" officeooo:paragraph-rsid="000eaa38" style:font-size-asian="10pt" style:font-size-complex="10pt"/>
    </style:style>
    <style:style style:name="P15"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16" style:family="paragraph" style:parent-style-name="Default">
      <style:paragraph-properties fo:text-align="justify" style:justify-single-word="false"/>
      <style:text-properties fo:font-size="10pt" fo:font-style="italic" officeooo:rsid="00185bcd" officeooo:paragraph-rsid="00185bcd" style:font-size-asian="10pt" style:font-style-asian="italic" style:font-size-complex="10pt" style:font-style-complex="italic"/>
    </style:style>
    <style:style style:name="P17" style:family="paragraph" style:parent-style-name="Default" style:master-page-name="Standard">
      <style:paragraph-properties fo:text-align="justify" style:justify-single-word="false" style:page-number="auto"/>
      <style:text-properties fo:font-size="14pt" fo:font-weight="bold" officeooo:paragraph-rsid="000c180b" style:font-size-asian="14pt" style:font-weight-asian="bold" style:font-size-complex="14pt" style:font-weight-complex="bold"/>
    </style:style>
    <style:style style:name="T1" style:family="text">
      <style:text-properties fo:font-size="10pt" style:font-size-asian="10pt" style:font-size-complex="10pt"/>
    </style:style>
    <style:style style:name="T2" style:family="text">
      <style:text-properties fo:font-size="10pt" officeooo:rsid="00128637"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officeooo:rsid="000ce33b" style:font-size-asian="10pt" style:font-size-complex="10pt"/>
    </style:style>
    <style:style style:name="T5" style:family="text">
      <style:text-properties fo:font-size="10pt" officeooo:rsid="000eaa38" style:font-size-asian="10pt" style:font-size-complex="10pt"/>
    </style:style>
    <style:style style:name="T6" style:family="text">
      <style:text-properties fo:font-size="10pt" officeooo:rsid="001019aa" style:font-size-asian="10pt" style:font-size-complex="10pt"/>
    </style:style>
    <style:style style:name="T7" style:family="text">
      <style:text-properties fo:font-size="10pt" officeooo:rsid="0010bf1c"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URW Gothic L" style:font-size-asian="10pt" style:font-size-complex="10pt"/>
    </style:style>
    <style:style style:name="T11" style:family="text">
      <style:text-properties fo:font-size="10pt" style:font-name-asian="Arial" style:font-size-asian="10pt" style:font-size-complex="10pt"/>
    </style:style>
    <style:style style:name="T12" style:family="text">
      <style:text-properties fo:color="#333333" fo:font-size="10pt" fo:language="en" fo:country="none" fo:font-weight="bold" style:font-size-asian="10pt" style:font-weight-asian="bold" style:font-size-complex="10pt"/>
    </style:style>
    <style:style style:name="T13" style:family="text">
      <style:text-properties fo:color="#333333" fo:font-size="10pt" fo:language="en" fo:country="none" style:font-size-asian="10pt" style:font-size-complex="10pt"/>
    </style:style>
    <style:style style:name="T14" style:family="text">
      <style:text-properties style:font-name="Arial" fo:font-size="10pt" style:font-size-asian="10pt" style:font-name-complex="Arial" style:font-size-complex="10pt"/>
    </style:style>
    <style:style style:name="T15" style:family="text">
      <style:text-properties style:font-name="Arial" fo:font-size="10pt" officeooo:rsid="00147ab7" style:font-size-asian="10pt" style:font-name-complex="Arial" style:font-size-complex="10pt"/>
    </style:style>
    <style:style style:name="T16" style:family="text">
      <style:text-properties officeooo:rsid="000cd889"/>
    </style:style>
    <style:style style:name="T17" style:family="text">
      <style:text-properties fo:font-size="14pt" style:font-size-asian="14pt" style:font-size-complex="14pt"/>
    </style:style>
    <style:style style:name="T18" style:family="text">
      <style:text-properties fo:font-size="14pt" officeooo:rsid="000cd889" style:font-size-asian="14pt" style:font-size-complex="14pt"/>
    </style:style>
    <style:style style:name="T19" style:family="text">
      <style:text-properties officeooo:rsid="000c180b"/>
    </style:style>
    <style:style style:name="T20" style:family="text">
      <style:text-properties officeooo:rsid="000eaa38"/>
    </style:style>
    <style:style style:name="T21" style:family="text">
      <style:text-properties officeooo:rsid="00128637"/>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6">End User </text:span>License and Subscription Agreement</text:p>
      <text:p text:style-name="P2"><text:span text:style-name="T17">LibreOffice-</text:span><text:span text:style-name="T18">from-Collabora</text:span><text:span text:style-name="T17"> (“Software”)</text:span></text:p>
      <text:p text:style-name="P2"/>
      <text:p text:style-name="P1"/>
      <text:p text:style-name="P9"><text:span text:style-name="T9">A</text:span><text:span text:style-name="T8">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6"/>
      <text:p text:style-name="P6">PLEASE READ THIS AGREEMENT CAREFULLY. BY PURCHASING, INSTALLING AND/OR USING THE LIBREOFFICE-<text:span text:style-name="T19">FROM-COLLABORA</text:span> SOFTWARE (INCLUDING ITS COMPONENTS), YOU AGREE TO THE TERMS OF THIS LICENCE AND SUBSCRIPTION AGREEMENT AND ACKNOWLEDGE THAT YOU HAVE READ AND UNDERSTAND THIS AGREEMENT. </text:p>
      <text:p text:style-name="P6"/>
      <text:p text:style-name="P6">IF YOU DO NOT AGREE WITH THESE TERMS PLEASE DO NOT <text:s/>DOWNLOAD, INSTALL OR USE THE SOFTWARE OR SUBSCRIPTION SERVICES. </text:p>
      <text:p text:style-name="P6"/>
      <text:p text:style-name="P9"><text:span text:style-name="T8">PARTIES.</text:span><text:span text:style-name="T1"> This software licence and subscription agreement (“Agreement”) is a legally binding </text:span><text:span text:style-name="T3">agreement</text:span><text:span text:style-name="T1"> between You and Collabora Productivity Limited, </text:span><text:span text:style-name="T10">incorporated and registered in England and Wales with company number 08644931 whose registered office is at Kett House, Station Road, Cambridge, CB1 2JH, United Kingdom (“Collabora”) and where applicable references to Collabora shall also refer to its authorised resellers and third party distributors from time to time</text:span><text:span text:style-name="T1">. </text:span></text:p>
      <text:p text:style-name="P6"/>
      <text:p text:style-name="P9"><text:span text:style-name="T8">SOFTWARE</text:span><text:span text:style-name="T1">.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6"/>
      <text:p text:style-name="P9"><text:span text:style-name="T8">LICENCES.</text:span><text:span text:style-name="T1"> Provided that You have subscribed </text:span><text:span text:style-name="T4">to </text:span><text:span text:style-name="T1">the Subscription Services as detailed below and Your compliance with the other terms and conditions of this Agreement, Collabora grants to You a perpetual, non-transferable, worldwide licence (“Licence”) to reproduce and use copies of the Software within Your Organization. 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6"/>
      <text:p text:style-name="P9"><text:span text:style-name="T9">SUBSCRIPTION SERVICES. </text:span><text:span text:style-name="T1">The Licence to reproduce and use a copy of the Software is granted subject to the </text:span><text:span text:style-name="T2">initial </text:span><text:span text:style-name="T1">purchase by You of Software maintenance and/or support services entitlements (“Subscription Services Entitlements”) equivalent in number to the total number of units of the Software that you intend to deploy, install or use </text:span><text:span text:style-name="T2">in Your Organization.</text:span></text:p>
      <text:p text:style-name="P6">The Subscription Services Entitlements entitle You during the subscription period to make use of the following services (“Subscription Services”):</text:p>
      <text:p text:style-name="P6">a) <text:s/>in the case of maintenance services, to any security fixes and Software updates which may be issued by Collabora, including existing fixes from the support services set out at (b), on the terms set out in this Agreement and from time to time at <text:a xlink:type="simple" xlink:href="http://www.libreoffice-from-collabora.com/"><text:span text:style-name="T21">http://www.libreoffice-from-collabora.com/</text:span></text:a></text:p>
      <text:p text:style-name="P8">b) <text:s/>in the case of support services, to fee based technical support on the terms set out in this Agreement, or any separate agreement, and from time to time at <text:a xlink:type="simple" xlink:href="http://www.libreoffice-from-collabora.com/"><text:span text:style-name="T21">http://www.libreoffice-from-collabora.com/</text:span></text:a>. </text:p>
      <text:p text:style-name="P6">All Subscription Services will be supplied in a professional manner in accordance with generally accepted industry standards. </text:p>
      <text:p text:style-name="P6">Unless the Subscription Services and Subscription Services Entitlements are set out in a separate contract with Collabora, they are offered to You subject to the terms set out in this Agreement. </text:p>
      <text:p text:style-name="P6"/>
      <text:p text:style-name="P9"><text:span text:style-name="T1">IF THE SUBCRIPTION SERVICES ENTITLEMENTS PERIOD EXPIRES AND IS NOT RENEWED WITHIN 30 DAYS, </text:span><text:span text:style-name="T2">ACCESS TO SUBSCRIPTION SERVICES </text:span><text:span text:style-name="T1">IS TERMINATED. IF </text:span><text:span text:style-name="T2">WITHIN THE SUBSCRIPTION SERVICES ENTITLEMENT PERIOD </text:span><text:span text:style-name="T1">YOU WISH TO INCREASE THE NUMBER OF COPIES OF THE SOFTWARE YOUR ORGANISATION IS USING, YOU MUST PURCHASE </text:span><text:soft-page-break/><text:span text:style-name="T1">ADDITIONAL UNITS OF SUBSCRIPTION SERVICES ENTITLEMENTS EQUIVALENT TO THE NUMBER OF ADDITIONAL SOFTWARE COPIES YOU WISH TO INSTALL. UPON RENEWAL OF YOUR SUBSCRIPTION SERVICES ENTITLEMENTS, YOUR SUBMISSION OF A PURCHASE ORDER OR PAYMENT OF FEES FOR 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7"><text:tab/></text:p>
      <text:p text:style-name="P10"><text:span text:style-name="T20">HOME USE.</text:span><text:span text:style-name="T5"> Collabora grants </text:span><text:span text:style-name="T7">primary users of Subscription Services Entitlements and their </text:span><text:span text:style-name="T5">immediate family members a License to reproduce and use copies of the Software for </text:span><text:span text:style-name="T7">H</text:span><text:span text:style-name="T6">ome </text:span><text:span text:style-name="T7">U</text:span><text:span text:style-name="T6">se </text:span><text:span text:style-name="T7">as detailed below</text:span><text:span text:style-name="T6"> </text:span><text:span text:style-name="T7">unless otherwise prohibited by any applicable laws, policies or regulations. Home Use is usage outside the scope of normal business that occurs primarily inside the home.</text:span></text:p>
      <text:p text:style-name="P14"/>
      <text:p text:style-name="P9"><text:span text:style-name="T8">LICENSE COMPLIANCE AUDIT</text:span><text:span text:style-name="T1">.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6"/>
      <text:p text:style-name="P9"><text:span text:style-name="T12">EVALUATION LICENCE.</text:span><text:span text:style-name="T13">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3"/>
      <text:p text:style-name="P9"><text:span text:style-name="T8">OPEN SOURCE LICENCES/LIMITATIONS.</text:span><text:span text:style-name="T1"> The individual components included in the Software are licensed primarily pursuant to Mozilla Public License v2.0 open source licence in addition to other open source licences identified in the documentation or located in the source code or binary code for the component. As such the source code form of the Software is made available at all times under the terms of such licences. </text:span></text:p>
      <text:p text:style-name="P6">Whilst this Agreement in no way limits Your rights under such licences, nor is intended to supersede or conflict with the licence terms or obligations for use of any individual open source component, the Mozilla Public License v2.0 has been utilised to license the majority of the components comprising the Software because it imposes (as is set out in paragraph 3.2(b) of it) specific conditions on the free distribution of such software in its executable form. <text:s text:c="2"/></text:p>
      <text:p text:style-name="P4"><text:s/></text:p>
      <text:p text:style-name="P3">MAINTENANCE SERVICES. </text:p>
      <text:p text:style-name="P6">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p>
      <text:p text:style-name="P6"/>
      <text:p text:style-name="P6">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6"/>
      <text:p text:style-name="P6">3) If a question arises as to whether a release by Collabora is an upgrade or an update or a new Software product, Collabora’s opinion will prevail provided that Collabora treats the product offering the same for its end users generally.</text:p>
      <text:p text:style-name="P6"><text:soft-page-break/></text:p>
      <text:p text:style-name="P6">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6"/>
      <text:p text:style-name="P6">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6"/>
      <text:p text:style-name="P6">6) Maintenance services do not include integration services, installation of upgrades or updates, support services or any other benefits not expressly described in this Agreement.</text:p>
      <text:p text:style-name="P6"/>
      <text:p text:style-name="P3">SUPPORT SERVICES</text:p>
      <text:p text:style-name="P11"><text:bookmark-start text:name="__RefHeading__9040_294118893"/>An entitlement to ‘Level 3’ technical support services will be provided on certain terms which include:<text:bookmark-end text:name="__RefHeading__9040_294118893"/></text:p>
      <text:p text:style-name="P11">- allocation of a severity level for each support case and any variations on this;</text:p>
      <text:p text:style-name="P11">- Collabora’s work availability times, initial response time and the communication frequency for each support case based on such allocated case severity level; </text:p>
      <text:p text:style-name="P11">- Your limit on the number of support cases that You can report for each such allocated case severity level (although for the avoidance of doubt, any unused limit cannot be refunded and expires at the end of the Subscription Services Entitlement period unless otherwise agreed). </text:p>
      <text:p text:style-name="Text_20_body"><text:span text:style-name="T14">The specific terms are subject to change from time to time and accordingly are set out at </text:span><text:a xlink:type="simple" xlink:href="http://www.libreoffice-from-collabora.com/"><text:span text:style-name="T15">http://www.libreoffice-from-collabora.com/</text:span></text:a><text:span text:style-name="T14">, unless separately agreed with You such as in a purchase order. You are urged to check these terms again now before proceeding with any purchase of Subscription Services Entitlements. </text:span></text:p>
      <text:p text:style-name="P12"><text:span text:style-name="T14">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libreoffice-from-collabora.com/"><text:span text:style-name="T15">http://www.libreoffice-from-collabora.com/</text:span></text:a><text:span text:style-name="T15"> </text:span><text:span text:style-name="T14">or on a purchase order.</text:span><text:bookmark text:name="__RefHeading__928_851095625"/></text:p>
      <text:p text:style-name="P1">LIMITATIONS AND EXCLUSIONS</text:p>
      <text:p text:style-name="P6">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p>
      <text:p text:style-name="P6"/>
      <text:p text:style-name="P6">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p>
      <text:p text:style-name="P6"/>
      <text:p text:style-name="P6">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p>
      <text:p text:style-name="P6"/>
      <text:p text:style-name="P9"><text:span text:style-name="T1">4</text:span><text:span text:style-name="T3">) </text:span><text:span text:style-name="T1">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6"/>
      <text:p text:style-name="P9"><text:span text:style-name="T11"><text:s/></text:span><text:span text:style-name="T1">5) Neither Collabora nor any of its licensors, subsidiaries, contractors or employees will in any case be liable for any incidental, consequential, indirect or economic damages arising out of the use of or </text:span><text:soft-page-break/><text:span text:style-name="T1">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6"/>
      <text:p text:style-name="P6">6) Notwithstanding (5) above, in no event will Collabora's aggregate liability for damages (whether in one instance or a series of instances) exceed 1.25 times the amount paid by You for the Subscription Services Entitlements out of which such claim arose.</text:p>
      <text:p text:style-name="P6"/>
      <text:p text:style-name="P6">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6"/>
      <text:p text:style-name="P6"/>
      <text:p text:style-name="P3">GENERAL TERMS</text:p>
      <text:p text:style-name="P6">1) This Agreement may not be transferred or assigned without the prior written approval of Collabora.</text:p>
      <text:p text:style-name="P6"/>
      <text:p text:style-name="P6">2) This Agreement will terminate if You fail to comply with any term or condition of this Agreement.</text:p>
      <text:p text:style-name="P6"/>
      <text:p text:style-name="P6">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p>
      <text:p text:style-name="P6"/>
      <text:p text:style-name="P6">4) No waiver of any right under this Agreement will be effective unless in writing. No waiver of any past or present right will be deemed to be a waiver of any future right arising under this Agreement. </text:p>
      <text:p text:style-name="P6"/>
      <text:p text:style-name="P6">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6"/>
      <text:p text:style-name="P6">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p>
      <text:p text:style-name="P6"/>
      <text:p text:style-name="P6">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p>
      <text:p text:style-name="P6"/>
      <text:p text:style-name="P9"><text:span text:style-name="T1">8) You may make a reasonable number of copies</text:span><text:span text:style-name="T8"> </text:span><text:span text:style-name="T1">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6"/>
      <text:p text:style-name="P6">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p>
      <text:p text:style-name="P6"/>
      <text:p text:style-name="P6"/>
      <text:p text:style-name="P16">EULA 2014-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URW Gothic L"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GB" style:font-name-asian="Arial1"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en" fo:country="GB" style:font-name-asian="Arial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2" style:display-name="Heading 2" style:family="paragraph" style:parent-style-name="Standard" style:next-style-name="Text_20_body" style:default-outline-level="2" style:list-style-name="WW8Num1" style:class="text">
      <style:paragraph-properties fo:margin-left="0.051cm" fo:margin-right="0.051cm" fo:margin-top="0.508cm" fo:margin-bottom="0.254cm" style:contextual-spacing="false" fo:line-height="100%" fo:orphans="0" fo:widows="0" fo:text-indent="0.051cm" style:auto-text-indent="false"/>
      <style:text-properties fo:color="#0000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font-weight-asian="bold" style:font-name-complex="DejaVu Sans" style:font-family-complex="'DejaVu Sans'" style:font-family-generic-complex="swiss" style:font-pitch-complex="variable" style:font-size-complex="12pt" style:language-complex="hi" style:country-complex="IN"/>
    </style:style>
    <style:style style:name="Heading_20_3" style:display-name="Heading 3" style:family="paragraph" style:parent-style-name="Standard" style:next-style-name="Text_20_body" style:default-outline-level="3" style:list-style-name="WW8Num1" style:class="text">
      <style:paragraph-properties fo:margin-left="0.102cm" fo:margin-right="0.102cm" fo:margin-top="0.254cm" fo:margin-bottom="0.254cm" style:contextual-spacing="false" fo:line-height="100%" fo:orphans="0" fo:widows="0" fo:text-indent="0.102cm" style:auto-text-indent="fals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font-name-complex="DejaVu Sans" style:font-family-complex="'DejaVu Sans'" style:font-family-generic-complex="swiss" style:font-pitch-complex="variable" style:font-size-complex="12pt" style:language-complex="hi" style:country-complex="IN"/>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 style:family="paragraph">
      <style:paragraph-properties fo:orphans="2" fo:widows="2" fo:hyphenation-ladder-count="no-limit" style:text-autospace="none"/>
      <style:text-properties fo:color="#000000" style:font-name="Arial" fo:font-family="Arial, 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 style:font-family-complex="Arial, Arial" style:font-family-generic-complex="swiss" style:font-pitch-complex="variable" style:font-size-complex="12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1.251cm" fo:margin-right="0cm" fo:margin-top="0cm" fo:margin-bottom="0.212cm" style:contextual-spacing="false" fo:line-height="100%" fo:text-align="justify" style:justify-single-word="false" fo:orphans="0" fo:widows="0" fo:text-indent="0cm" style:auto-text-indent="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1" style:family="paragraph" style:parent-style-name="Heading" style:default-outline-level="9" style:list-style-name="WW8Num1">
      <style:paragraph-properties fo:margin-top="0.212cm" fo:margin-bottom="0.212cm" style:contextual-spacing="false" fo:line-height="100%" fo:text-align="justify" style:justify-single-word="false" fo:keep-together="always" fo:keep-with-next="always" style:text-autospace="none" style:punctuation-wrap="simple" style:vertical-align="baseline"/>
      <style:text-properties style:font-name="Arial" fo:font-family="Arial, 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list-style-name="WW8Num1">
      <style:paragraph-properties fo:margin-top="0cm" fo:margin-bottom="0.212cm" style: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3.1.1" style:family="paragraph" style:parent-style-name="Standard" style:default-outline-level="5" style:list-style-name="WW8Num1">
      <style:paragraph-properties fo:margin-top="0cm" fo:margin-bottom="0.212cm" style:contextual-spacing="false" fo:line-height="100%" fo:text-align="justify" style:justify-single-word="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style:style>
    <style:style style:name="Style3a" style:family="paragraph" style:parent-style-name="Style3.1.1" style:default-outline-level="6" style:list-style-name="WW8Num1"/>
    <style:style style:name="Style4" style:family="paragraph" style:parent-style-name="Standard" style:default-outline-level="7" style:list-style-name="WW8Num1">
      <style:paragraph-properties fo:margin-top="0cm" fo:margin-bottom="0.212cm" style: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2a" style:family="paragraph" style:parent-style-name="Style2n" style:default-outline-level="4" style:list-style-name="WW8Num1"/>
    <style:style style:name="Style4a" style:family="paragraph" style:parent-style-name="Style3a" style:default-outline-level="8" style:list-style-name="WW8Num1"/>
    <style:style style:name="Revision"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class="extra">
      <style:paragraph-properties style:line-height-at-least="0.176cm" fo:orphans="0" fo:widows="0" fo:hyphenation-ladder-count="no-limit" text:number-lines="false" text:line-number="0"/>
      <style:text-properties style:use-window-font-color="true" style:font-name="Liberation Serif" fo:font-family="'Liberation Serif'" style:font-family-generic="roman" style:font-pitch="variable" fo:font-size="10pt" fo:language="en" fo:country="US" style:font-name-asian="Droid Sans Fallback" style:font-family-asian="'Droid Sans Fallback'" style:font-pitch-asian="variable" style:font-size-asian="10pt" style:language-asian="zh" style:country-asian="CN" style:font-name-complex="DejaVu Sans" style:font-family-complex="'DejaVu Sans'" style:font-family-generic-complex="swiss" style:font-pitch-complex="variable" style:font-size-complex="12pt" style:language-complex="hi" style:country-complex="IN" fo:hyphenate="false" fo:hyphenation-remain-char-count="2" fo:hyphenation-push-char-count="2"/>
    </style:style>
    <style:style style:name="LeftLettered" style:family="paragraph" style:parent-style-name="Standard" style:list-style-name="WW8Num4">
      <style:paragraph-properties fo:margin-top="0cm" fo:margin-bottom="0.212cm" style:contextual-spacing="false" fo:line-height="100%" fo:text-align="justify" style:justify-single-word="false" fo:hyphenation-ladder-count="no-limit" style:text-autospace="none" style:punctuation-wrap="simple" style:vertical-align="baseline">
        <style:tab-stops>
          <style:tab-stop style:position="3.75cm"/>
        </style:tab-stops>
      </style:paragraph-properties>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fo:hyphenate="true" fo:hyphenation-remain-char-count="2" fo:hyphenation-push-char-count="2"/>
    </style:style>
    <style:style style:name="Style" style:family="paragraph" style:parent-style-name="Standard">
      <style:paragraph-properties fo:margin-left="1.27cm" fo:margin-right="0cm" fo:margin-top="0cm" fo:margin-bottom="0cm" style:contextual-spacing="false" fo:line-height="100%" fo:orphans="0" fo:widows="0" fo:hyphenation-ladder-count="no-limit" fo:text-indent="-1.27cm" style:auto-text-indent="false" style:text-autospace="none"/>
      <style:text-properties style:font-name="Lucida Console" fo:font-family="'Lucida Console'" style:font-family-generic="modern" fo:font-size="10pt" fo:language="en" fo:country="US" style:font-name-asian="Times New Roman" style:font-family-asian="'Times New Roman'" style:font-family-generic-asian="roman" style:font-pitch-asian="variable" style:font-size-asian="10pt" style:font-name-complex="Lucida Console" style:font-family-complex="'Lucida Console'" style:font-family-generic-complex="modern" style:font-size-complex="12pt" fo:hyphenate="true" fo:hyphenation-remain-char-count="2" fo:hyphenation-push-char-count="2"/>
    </style:style>
    <style:style style:name="WW8Num1z0" style:family="text">
      <style:text-properties style:font-name="Arial" fo:font-family="Arial, Arial" style:font-family-generic="swiss" style:font-pitch="variable" fo:font-size="11pt" fo:font-style="normal" fo:font-weight="normal" style:font-size-asian="11pt" style:font-style-asian="normal" style:font-weight-asian="normal" style:font-name-complex="Arial" style:font-family-complex="Arial, 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Arial" fo:font-family="Arial, Arial" style:font-family-generic="swiss" style:font-pitch="variable" fo:font-size="11pt" style:font-size-asian="11pt" style:font-name-complex="Arial" style:font-family-complex="Arial, 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eading_20_2_20_Char" style:display-name="Heading 2 Char" style:family="text" style:parent-style-name="Default_20_Paragraph_20_Font">
      <style:text-properties fo:color="#0000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language-asian="zh" style:country-asian="CN" style:font-weight-asian="bold" style:font-name-complex="DejaVu Sans" style:font-family-complex="'DejaVu Sans'" style:font-family-generic-complex="swiss"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 style:font-family-complex="'DejaVu Sans'" style:font-family-generic-complex="swiss" style:font-pitch-complex="variable" style:font-size-complex="12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2" text:style-name="WW8Num1z0"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3" text:style-name="WW8Num1z0" style:num-format="1" text:display-levels="2">
        <style:list-level-properties text:list-level-position-and-space-mode="label-alignment">
          <style:list-level-label-alignment text:label-followed-by="listtab" text:list-tab-stop-position="2.501cm" fo:text-indent="-1.251cm" fo:margin-left="2.501cm"/>
        </style:list-level-properties>
      </text:outline-level-style>
      <text:outline-level-style text:level="4" text:style-name="WW8Num1z0" style:num-suffix=")" style:num-format="a" style:num-letter-sync="true">
        <style:list-level-properties text:list-level-position-and-space-mode="label-alignment">
          <style:list-level-label-alignment text:label-followed-by="listtab" text:list-tab-stop-position="2.501cm" fo:text-indent="-1.251cm" fo:margin-left="2.501cm"/>
        </style:list-level-properties>
      </text:outline-level-style>
      <text:outline-level-style text:level="5" text:style-name="WW8Num1z4" style:num-format="1" text:display-levels="3">
        <style:list-level-properties text:list-level-position-and-space-mode="label-alignment">
          <style:list-level-label-alignment text:label-followed-by="listtab" text:list-tab-stop-position="3.75cm" fo:text-indent="-1.249cm" fo:margin-left="3.75cm"/>
        </style:list-level-properties>
      </text:outline-level-style>
      <text:outline-level-style text:level="6" text:style-name="WW8Num1z5" style:num-suffix=")" style:num-format="a" style:num-letter-sync="true">
        <style:list-level-properties text:list-level-position-and-space-mode="label-alignment">
          <style:list-level-label-alignment text:label-followed-by="listtab" text:list-tab-stop-position="3.75cm" fo:text-indent="-1.249cm" fo:margin-left="3.75cm"/>
        </style:list-level-properties>
      </text:outline-level-style>
      <text:outline-level-style text:level="7" text:style-name="WW8Num1z6" style:num-format="1" text:display-levels="4">
        <style:list-level-properties text:list-level-position-and-space-mode="label-alignment">
          <style:list-level-label-alignment text:label-followed-by="listtab" text:list-tab-stop-position="5.001cm" fo:text-indent="-1.251cm" fo:margin-left="5.001cm"/>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5.001cm" fo:text-indent="-1.251cm" fo:margin-left="5.001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z0" style:num-format="1" text:display-levels="2">
        <style:list-level-properties text:list-level-position-and-space-mode="label-alignment">
          <style:list-level-label-alignment text:label-followed-by="listtab" text:list-tab-stop-position="2.501cm" fo:text-indent="-1.251cm" fo:margin-left="2.501cm"/>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2.501cm" fo:text-indent="-1.251cm" fo:margin-left="2.501cm"/>
        </style:list-level-properties>
      </text:list-level-style-number>
      <text:list-level-style-number text:level="5" text:style-name="WW8Num1z4" style:num-format="1" text:display-levels="3">
        <style:list-level-properties text:list-level-position-and-space-mode="label-alignment">
          <style:list-level-label-alignment text:label-followed-by="listtab" text:list-tab-stop-position="3.75cm" fo:text-indent="-1.249cm" fo:margin-left="3.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75cm" fo:text-indent="-1.249cm" fo:margin-left="3.75cm"/>
        </style:list-level-properties>
      </text:list-level-style-number>
      <text:list-level-style-number text:level="7" text:style-name="WW8Num1z6" style:num-format="1" text:display-levels="4">
        <style:list-level-properties text:list-level-position-and-space-mode="label-alignment">
          <style:list-level-label-alignment text:label-followed-by="listtab" text:list-tab-stop-position="5.001cm" fo:text-indent="-1.251cm" fo:margin-left="5.001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01cm" fo:text-indent="-1.251cm" fo:margin-left="5.001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016cm" fo:text-indent="-0.635cm" fo:margin-left="1.905cm"/>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2.79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3.04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3.30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3.55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3.81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404cm" fo:text-indent="-0.635cm" fo:margin-left="2.40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039cm" fo:text-indent="-0.635cm" fo:margin-left="3.039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674cm" fo:text-indent="-0.635cm" fo:margin-left="3.674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944cm" fo:text-indent="-0.635cm" fo:margin-left="4.944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214cm" fo:text-indent="-0.635cm" fo:margin-left="6.21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849cm" fo:text-indent="-0.635cm" fo:margin-left="6.84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ham Legal</meta:initial-creator>
    <meta:creation-date>2013-10-16T23:40:00</meta:creation-date>
    <dc:creator>Michael Meeks</dc:creator>
    <dc:date>2014-06-12T11:48:22.361830794</dc:date>
    <meta:print-date>2013-09-18T09:44:00</meta:print-date>
    <meta:editing-cycles>11</meta:editing-cycles>
    <meta:editing-duration>P2171DT10H47M22S</meta:editing-duration>
    <meta:generator>LibreOffice/4.2.10.5$Linux_x86 LibreOffice_project/a62142e3edbaeb7b6b76198e248ec2592aa59074</meta:generator>
    <meta:document-statistic meta:table-count="0" meta:image-count="0" meta:object-count="0" meta:page-count="4" meta:paragraph-count="55" meta:word-count="2530" meta:character-count="16331" meta:non-whitespace-character-count="13823"/>
  </office:meta>
</office:document-meta>
</file>